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8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</style:style>
    <style:style style:name="P44" style:family="paragraph" style:parent-style-name="Text_20_body" style:list-style-name="L40">
    </style:style>
    <style:style style:name="P45" style:family="paragraph" style:parent-style-name="Text_20_body" style:list-style-name="L41"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</style:style>
    <style:style style:name="P49" style:family="paragraph" style:parent-style-name="Text_20_body" style:list-style-name="L45"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  <style:paragraph-properties fo:margin-top="0in" fo:margin-bottom="0in"/>
    </style:style>
    <style:style style:name="P53" style:family="paragraph" style:parent-style-name="Text_20_body" style:list-style-name="L49">
      <style:paragraph-properties fo:margin-top="0in" fo:margin-bottom="0in"/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  <style:paragraph-properties fo:margin-top="0in" fo:margin-bottom="0in"/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</style:style>
    <style:style style:name="P62" style:family="paragraph" style:parent-style-name="Table_20_Heading">
      <style:paragraph-properties fo:text-align="end" style:justify-single-word="false"/>
    </style:style>
    <style:style style:name="P63" style:family="paragraph" style:parent-style-name="Table_20_Contents">
      <style:paragraph-properties fo:text-align="end" style:justify-single-word="false"/>
    </style:style>
    <style:style style:name="P64" style:family="paragraph" style:parent-style-name="Text_20_body" style:list-style-name="L58">
      <style:paragraph-properties fo:margin-top="0in" fo:margin-bottom="0in"/>
    </style:style>
    <style:style style:name="P65" style:family="paragraph" style:parent-style-name="Table_20_Heading">
      <style:paragraph-properties fo:text-align="end" style:justify-single-word="false"/>
    </style:style>
    <style:style style:name="P66" style:family="paragraph" style:parent-style-name="Table_20_Contents">
      <style:paragraph-properties fo:text-align="end" style:justify-single-word="false"/>
    </style:style>
    <style:style style:name="P67" style:family="paragraph" style:parent-style-name="Text_20_body" style:list-style-name="L59">
      <style:paragraph-properties fo:margin-top="0in" fo:margin-bottom="0in"/>
    </style:style>
    <style:style style:name="P68" style:family="paragraph" style:parent-style-name="Text_20_body" style:list-style-name="L6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5603*"/>
    </style:style>
    <style:style style:name="Table3.B" style:family="table-column">
      <style:table-column-properties style:rel-column-width="49931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6383*"/>
    </style:style>
    <style:style style:name="Table4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2-10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list text:style-name="L33">
        <text:list-item>
          <text:p text:style-name="P37">Códigos em R, ou em outras linguagens, podem ser inseriodos nos documentos através de <text:span text:style-name="T1">chunks</text:span>.<text:line-break/></text:p>
        </text:list-item>
        <text:list-item>
          <text:p text:style-name="P37"><text:span text:style-name="T1">Chunks</text:span> são blocos de programação.<text:line-break/></text:p>
        </text:list-item>
        <text:list-item>
          <text:p text:style-name="P37">A principal forma de inserir <text:span text:style-name="T1">chunks</text:span> é:<text:line-break/></text:p>
        </text:list-item>
        <text:list-item>
          <text:p text:style-name="P37">Três sinais de acento grave (crases) para abrir o <text:span text:style-name="T1">chunk</text:span>.<text:line-break/></text:p>
        </text:list-item>
        <text:list-item>
          <text:p text:style-name="P37">Na primeira linha, definir a linguagem do bloco de programação:<text:line-break/></text:p>
          <text:list text:style-name="L34">
            <text:list-item>
              <text:p text:style-name="P38"><text:span text:style-name="T2">R</text:span><text:line-break/></text:p>
            </text:list-item>
            <text:list-item>
              <text:p text:style-name="P38"><text:span text:style-name="T2">Python</text:span><text:line-break/></text:p>
            </text:list-item>
            <text:list-item>
              <text:p text:style-name="P38"><text:span text:style-name="T2">Julia</text:span><text:line-break/></text:p>
            </text:list-item>
            <text:list-item>
              <text:p text:style-name="P38"><text:span text:style-name="T2">C++</text:span><text:line-break/></text:p>
            </text:list-item>
            <text:list-item>
              <text:p text:style-name="P38"><text:span text:style-name="T2">SQL</text:span><text:line-break/>…<text:line-break/></text:p>
            </text:list-item>
          </text:list>
        </text:list-item>
        <text:list-item>
          <text:p text:style-name="P37">Ainda na primeira linha, considerações sobre o bloco de programação (<text:span text:style-name="T1">chunk options</text:span>):<text:line-break/></text:p>
          <text:list text:style-name="L35">
            <text:list-item>
              <text:p text:style-name="P39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39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39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39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39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7">Bloco de programação, escrito na linguagme definida.<text:line-break/></text:p>
        </text:list-item>
        <text:list-item>
          <text:p text:style-name="P37">Três sinais de acento grave (crases) para fechar o <text:span text:style-name="T1">chunk</text:span>.<text:line-break/></text:p>
        </text:list-item>
        <text:list-item>
          <text:p text:style-name="P37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36">
        <text:list-item>
          <text:p text:style-name="P40">Ao utilizar o comando # e em seguencia um texo, geramos um titulo.<text:line-break/># Titulo<text:line-break/></text:p>
        </text:list-item>
        <text:list-item>
          <text:p text:style-name="P40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37">
        <text:list-item>
          <text:p text:style-name="P41">Para que duas frases fiquem em linhas separadas, dê dois espaços entre elas.<text:line-break/></text:p>
        </text:list-item>
        <text:list-item>
          <text:p text:style-name="P41">Os dois espaços funcionam também para deixar uma linha em branco.<text:line-break/></text:p>
        </text:list-item>
        <text:list-item>
          <text:p text:style-name="P41">Outra forma é adicinal “\”, tem o mesmo efeito.<text:line-break/></text:p>
        </text:list-item>
      </text:list>
      <text:h text:style-name="Heading_20_2" text:outline-level="2"><text:bookmark-start text:name="listas-e-blocos-de-citação"/>7.5 Listas e blocos de citação<text:bookmark-end text:name="listas-e-blocos-de-citação"/></text:h>
      <text:h text:style-name="Heading_20_2" text:outline-level="2"><text:bookmark-start text:name="notas-de-rodapé"/>7.6 Notas de rodapé<text:bookmark-end text:name="notas-de-rodapé"/></text:h>
      <text:h text:style-name="Heading_20_2" text:outline-level="2"><text:bookmark-start text:name="inserir-tabelas"/>7.7 Inserir tabelas<text:bookmark-end text:name="inserir-tabelas"/></text:h>
      <text:h text:style-name="Heading_20_2" text:outline-level="2"><text:bookmark-start text:name="fontes"/>7.8 Fontes<text:bookmark-end text:name="fontes"/></text:h>
      <text:h text:style-name="Heading_20_2" text:outline-level="2"><text:bookmark-start text:name="hiperlinks-e-imagens"/>7.9 Hiperlinks e imagens<text:bookmark-end text:name="hiperlinks-e-imagens"/></text:h>
      <text:list text:style-name="L38">
        <text:list-item>
          <text:p text:style-name="P42">Hiperlinks<text:line-break/></text:p>
        </text:list-item>
        <text:list-item>
          <text:p text:style-name="P42">Imagens<text:line-break/></text:p>
        </text:list-item>
      </text:list>
      <text:h text:style-name="Heading_20_2" text:outline-level="2"><text:bookmark-start text:name="letras-gregas"/>7.10 Letras gregas<text:bookmark-end text:name="letras-gregas"/></text:h>
      <text:h text:style-name="Heading_20_2" text:outline-level="2"><text:bookmark-start text:name="formatação"/>7.11 Formatação<text:bookmark-end text:name="formatação"/></text:h>
      <text:list text:style-name="L39">
        <text:list-item>
          <text:p text:style-name="P43">Para deixar uma palavra em <text:span text:style-name="T2">negrito</text:span>, coloque-a entre quatro asteriscos: <text:span text:style-name="Source_Text">**negrito**</text:span>.</text:p>
        </text:list-item>
        <text:list-item>
          <text:p text:style-name="P43">Para deixar uma palavra em <text:span text:style-name="T1">itálico</text:span>, coloque-a entre dois asteriscos: <text:span text:style-name="Source_Text">*itálico*</text:span>.</text:p>
        </text:list-item>
        <text:list-item>
          <text:p text:style-name="P43">Para deixar caracteres <text:span text:style-name="T3">sobrescritos</text:span>, coloque-os entre acentos circunflexos: <text:span text:style-name="Source_Text">^1^</text:span>.</text:p>
        </text:list-item>
        <text:list-item>
          <text:p text:style-name="P43">Para deixar caracteres <text:span text:style-name="T4">subscritos</text:span>, coloque-os entre til: <text:span text:style-name="Source_Text">~1~</text:span>.</text:p>
        </text:list-item>
        <text:list-item>
          <text:p text:style-name="P43">Para destacar um termo como <text:span text:style-name="Source_Text">código</text:span>, coloque-o entre crases (backticks): <text:span text:style-name="Source_Text">`código`</text:span>.</text:p>
        </text:list-item>
        <text:list-item>
          <text:p text:style-name="P43">Para criar uma citação (quote), escreva o texto após um sinal de maior: <text:span text:style-name="Source_Text">&gt; Citação</text:span>.</text:p>
        </text:list-item>
        <text:list-item>
          <text:p text:style-name="P43">Vetores<text:line-break/></text:p>
        </text:list-item>
        <text:list-item>
          <text:p text:style-name="P43">Frações, matrizes e chavetas<text:line-break/></text:p>
        </text:list-item>
        <text:list-item>
          <text:p text:style-name="P43">Expressões<text:line-break/></text:p>
        </text:list-item>
        <text:list-item>
          <text:p text:style-name="P43">Sinais e setas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aveis"/>8 Cap 5 - Pacotes do Tidyverse e identificando/mudando tipos de variaveis<text:line-break/><text:bookmark-end text:name="cap-5---pacotes-do-tidyverse-e-identificandomudando-tipos-de-variaveis"/></text:h>
      <text:list text:style-name="L40">
        <text:list-item>
          <text:p text:style-name="P44">identificando/mudando tipos de variaveis<text:line-break/></text:p>
          <text:list>
            <text:list-item>
              <text:p text:style-name="P44">identificando<text:line-break/>uso do <text:span text:style-name="T2">is</text:span>.<text:line-break/></text:p>
            </text:list-item>
            <text:list-item>
              <text:p text:style-name="P44">mudando o tipo de variavel: <text:line-break/>uso do <text:span text:style-name="T2">as</text:span>.<text:line-break/></text:p>
            </text:list-item>
          </text:list>
        </text:list-item>
        <text:list-item>
          <text:p text:style-name="P44">pacotes do Tidyverse:<text:line-break/></text:p>
        </text:list-item>
      </text:list>
      <text:list text:style-name="L41">
        <text:list-item>
          <text:p text:style-name="P45"><text:span text:style-name="T2">readr</text:span><text:line-break/>Leitura de dados.<text:line-break/></text:p>
        </text:list-item>
        <text:list-item>
          <text:p text:style-name="P45"><text:span text:style-name="T2">tibble</text:span><text:line-break/>Tipo de data.frame.<text:line-break/></text:p>
        </text:list-item>
        <text:list-item>
          <text:p text:style-name="P45"><text:span text:style-name="T2">magrittr</text:span><text:line-break/>Operador pipe ‘%&gt;%’, concatena linhas de comando.<text:line-break/></text:p>
        </text:list-item>
        <text:list-item>
          <text:p text:style-name="P45"><text:span text:style-name="T2">dplyr</text:span><text:line-break/>Manipulação de dados.<text:line-break/></text:p>
          <text:list text:style-name="L42">
            <text:list-item>
              <text:p text:style-name="P46">munipulação de dados:<text:line-break/></text:p>
              <text:list text:style-name="L43">
                <text:list-item>
                  <text:p text:style-name="P47"><text:span text:style-name="T1">select</text:span><text:line-break/>seleciona e retorna as colunas selecionadas da tabela.<text:line-break/></text:p>
                </text:list-item>
                <text:list-item>
                  <text:p text:style-name="P47"><text:span text:style-name="T1">pull</text:span><text:line-break/>extrai uma coluna de uma tabela de dados e retorna ela como vetor.<text:line-break/></text:p>
                </text:list-item>
                <text:list-item>
                  <text:p text:style-name="P47"><text:span text:style-name="T1">filter</text:span><text:line-break/>filtra linhas.<text:line-break/></text:p>
                </text:list-item>
                <text:list-item>
                  <text:p text:style-name="P47"><text:span text:style-name="T1">distinct</text:span><text:line-break/>remove linhas com valores repetidos.<text:line-break/></text:p>
                </text:list-item>
                <text:list-item>
                  <text:p text:style-name="P47"><text:span text:style-name="T1">arrange</text:span><text:line-break/>reordena ou combina linhas.<text:line-break/></text:p>
                </text:list-item>
                <text:list-item>
                  <text:p text:style-name="P47"><text:span text:style-name="T1">mutate</text:span><text:line-break/>cria novas colunas.<text:line-break/></text:p>
                </text:list-item>
                <text:list-item>
                  <text:p text:style-name="P47"><text:span text:style-name="T1">transmute</text:span><text:line-break/>cria novas colunas, mas não adiciona na base de dados.<text:line-break/></text:p>
                </text:list-item>
                <text:list-item>
                  <text:p text:style-name="P47"><text:span text:style-name="T1">summarise</text:span><text:line-break/>sumariza valores.<text:line-break/></text:p>
                </text:list-item>
                <text:list-item>
                  <text:p text:style-name="P47"><text:span text:style-name="T1">group_by</text:span><text:line-break/>permite operações por grupo.<text:line-break/></text:p>
                </text:list-item>
                <text:list-item>
                  <text:p text:style-name="P47"><text:span text:style-name="T1">add_column</text:span><text:line-break/>adiciona novas colunas.<text:line-break/></text:p>
                </text:list-item>
                <text:list-item>
                  <text:p text:style-name="P47"><text:span text:style-name="T1">add_row</text:span><text:line-break/>adiciona novas linhas.<text:line-break/></text:p>
                </text:list-item>
                <text:list-item>
                  <text:p text:style-name="P47"><text:span text:style-name="T1">rename</text:span><text:line-break/>renomeia uma coluna.<text:line-break/></text:p>
                </text:list-item>
              </text:list>
            </text:list-item>
            <text:list-item>
              <text:p text:style-name="P46">combinando tabelas de dados:<text:line-break/></text:p>
              <text:list text:style-name="L44">
                <text:list-item>
                  <text:p text:style-name="P48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48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48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48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48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48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48"><text:span text:style-name="T1">intersect</text:span><text:line-break/>Retorna a interseção entre tabelas.<text:line-break/></text:p>
                </text:list-item>
                <text:list-item>
                  <text:p text:style-name="P48"><text:span text:style-name="T1">union</text:span><text:line-break/>Retorna a união de tabelas.<text:line-break/></text:p>
                </text:list-item>
                <text:list-item>
                  <text:p text:style-name="P48"><text:span text:style-name="T1">setdiff</text:span><text:line-break/>Retorna a diferença entre tabelas.<text:line-break/></text:p>
                </text:list-item>
                <text:list-item>
                  <text:p text:style-name="P48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45"><text:span text:style-name="T2">tidyr</text:span><text:line-break/>Organização de dados.<text:line-break/></text:p>
          <text:list text:style-name="L45">
            <text:list-item>
              <text:p text:style-name="P49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49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49"><text:span text:style-name="T1">separate</text:span><text:line-break/>Separa as respostas que estão em uma unica coluna para diversas colunas.<text:line-break/></text:p>
            </text:list-item>
            <text:list-item>
              <text:p text:style-name="P49"><text:span text:style-name="T1">unite</text:span><text:line-break/>O comando unite é utilizado para unir duas ou mais colunas em uma unica coluna.<text:line-break/></text:p>
            </text:list-item>
            <text:list-item>
              <text:p text:style-name="P49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49"><text:span text:style-name="T1">drop_na</text:span><text:line-break/>Elimina as linhas, especificadas ou não, com valor NA.<text:line-break/></text:p>
            </text:list-item>
            <text:list-item>
              <text:p text:style-name="P49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46">
        <text:list-item>
          <text:p text:style-name="P50"><text:span text:style-name="T2">data.table</text:span><text:line-break/></text:p>
          <text:list text:style-name="L47">
            <text:list-item>
              <text:p text:style-name="P51">Manipulando linhas<text:line-break/></text:p>
            </text:list-item>
            <text:list-item>
              <text:p text:style-name="P51">Manipulando colunas<text:line-break/></text:p>
            </text:list-item>
            <text:list-item>
              <text:p text:style-name="P51">Sumarizando dados<text:line-break/></text:p>
            </text:list-item>
            <text:list-item>
              <text:p text:style-name="P51">Operando um subconjunto de dados</text:p>
              <text:list text:style-name="L48">
                <text:list-item>
                  <text:p text:style-name="P52"><text:span text:style-name="T1">lapply</text:span><text:line-break/></text:p>
                </text:list-item>
              </text:list>
            </text:list-item>
            <text:list-item>
              <text:p text:style-name="P51">modificando dados com set:</text:p>
              <text:list text:style-name="L49">
                <text:list-item>
                  <text:p text:style-name="P53"><text:span text:style-name="T1">set</text:span><text:line-break/>modificando um valor.<text:line-break/></text:p>
                </text:list-item>
                <text:list-item>
                  <text:p text:style-name="P53"><text:span text:style-name="T1">setnames</text:span><text:line-break/>modificando nome da coluna.<text:line-break/></text:p>
                </text:list-item>
                <text:list-item>
                  <text:p text:style-name="P53"><text:span text:style-name="T1">setorder</text:span><text:line-break/>modificando ordem das linhas.<text:line-break/></text:p>
                </text:list-item>
                <text:list-item>
                  <text:p text:style-name="P53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50">
        <text:list-item>
          <text:p text:style-name="P54">Gráficos basicos:<text:line-break/></text:p>
        </text:list-item>
      </text:list>
      <text:list text:style-name="L51">
        <text:list-item>
          <text:p text:style-name="P55">Gráfico de barras<text:line-break/><text:span text:style-name="T2">barplot</text:span><text:line-break/></text:p>
        </text:list-item>
        <text:list-item>
          <text:p text:style-name="P55">Gráfico circular (pizza)<text:line-break/><text:span text:style-name="T2">pie</text:span></text:p>
        </text:list-item>
        <text:list-item>
          <text:p text:style-name="P55">Gráfico de linhas<text:line-break/><text:span text:style-name="T2">plot</text:span></text:p>
          <text:list text:style-name="L52">
            <text:list-item>
              <text:p text:style-name="P56">Para adicionar mais linhas no grafico.<text:line-break/><text:span text:style-name="T2">lines</text:span></text:p>
            </text:list-item>
          </text:list>
        </text:list-item>
        <text:list-item>
          <text:p text:style-name="P55">Gráfico de dispersão<text:line-break/></text:p>
          <text:list text:style-name="L53">
            <text:list-item>
              <text:p text:style-name="P57">Para obter a correlação.<text:line-break/><text:span text:style-name="T2">cor</text:span>(x,y)<text:line-break/></text:p>
            </text:list-item>
            <text:list-item>
              <text:p text:style-name="P57">Para obter o coeficiente da reta de regressão.<text:line-break/><text:span text:style-name="T2">lm</text:span>(y ~x)$coef<text:line-break/></text:p>
            </text:list-item>
            <text:list-item>
              <text:p text:style-name="P57">Adiciona a reta tracejada.<text:line-break/><text:span text:style-name="T2">abline</text:span><text:line-break/></text:p>
            </text:list-item>
          </text:list>
        </text:list-item>
        <text:list-item>
          <text:p text:style-name="P55">Histograma<text:line-break/><text:span text:style-name="T2">hist</text:span><text:line-break/></text:p>
        </text:list-item>
        <text:list-item>
          <text:p text:style-name="P55"><text:span text:style-name="T2">Boxplot</text:span> (diagrama de caixa)<text:line-break/></text:p>
        </text:list-item>
      </text:list>
      <text:list text:style-name="L54">
        <text:list-item>
          <text:p text:style-name="P58">Pacote <text:span text:style-name="T2">ggplot2</text:span><text:line-break/></text:p>
        </text:list-item>
      </text:list>
      <text:list text:style-name="L55">
        <text:list-item>
          <text:p text:style-name="P59">Constroi diversos tipos de graficos a partir da mesma estrutura de componentes:<text:line-break/></text:p>
          <text:list text:style-name="L56">
            <text:list-item>
              <text:p text:style-name="P60"><text:span text:style-name="T1">data</text:span>: referente ao banco de dados.<text:line-break/></text:p>
            </text:list-item>
            <text:list-item>
              <text:p text:style-name="P60"><text:span text:style-name="T1">geom_forma</text:span>: um rol de tipos possiveis de representação dos dados.<text:line-break/></text:p>
            </text:list-item>
            <text:list-item>
              <text:p text:style-name="P60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57">
        <text:list-item>
          <text:p text:style-name="P61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1">Quais formatos podemos utilizar no ggplot2 - geom_forma?<text:line-break/>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2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3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3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3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3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3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3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3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3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3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3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3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3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3">Produz um grafico em forma de violino.</text:p>
          </table:table-cell>
        </table:table-row>
      </table:table>
      <text:list text:style-name="L58">
        <text:list-item>
          <text:p text:style-name="P64">Nome dos argumentos para adicionar efeito em graficos do pacote ggplot2.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5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6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6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6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6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6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6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6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6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6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6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6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6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6">Define parametros para os eixos manualmente.</text:p>
          </table:table-cell>
        </table:table-row>
      </table:table>
      <text:list text:style-name="L59">
        <text:list-item>
          <text:p text:style-name="P67">Definindo um tema para o grafico <text:span text:style-name="T2">ggplot</text:span>.<text:line-break/></text:p>
          <text:list text:style-name="L60">
            <text:list-item>
              <text:p text:style-name="P68"><text:span text:style-name="T1">theme_gray</text:span><text:line-break/>Fundo cinza e linhas grandes brancas.<text:line-break/></text:p>
            </text:list-item>
            <text:list-item>
              <text:p text:style-name="P68"><text:span text:style-name="T1">theme_bw</text:span><text:line-break/>O classico preto e branco. Otimo para projetor.<text:line-break/></text:p>
            </text:list-item>
            <text:list-item>
              <text:p text:style-name="P68"><text:span text:style-name="T1">theme_linedraw</text:span><text:line-break/>Linhas pretasde varias larguras num fundo branco. semelhante ao theme_bw.<text:line-break/></text:p>
            </text:list-item>
            <text:list-item>
              <text:p text:style-name="P68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8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8"><text:span text:style-name="T1">theme_minimal</text:span><text:line-break/>Um tema minimalista sem anotações de fundo.<text:line-break/></text:p>
            </text:list-item>
            <text:list-item>
              <text:p text:style-name="P68"><text:span text:style-name="T1">theme_classic</text:span><text:line-break/>Tema classico, com linhas do eixo x e y, sem linhas de grade.<text:line-break/></text:p>
            </text:list-item>
            <text:list-item>
              <text:p text:style-name="P68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2-10T12:15:13Z</meta:creation-date>
    <dc:date>2023-02-10T12:15:13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2-10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